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3.818cm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5.977cm"/>
    </style:style>
    <style:style style:name="gr4" style:family="graphic" style:parent-style-name="standard">
      <style:graphic-properties draw:textarea-horizontal-align="justify" draw:textarea-vertical-align="middle" draw:auto-grow-height="false" fo:min-height="3.433cm" fo:min-width="3.961cm"/>
    </style:style>
    <style:style style:name="gr5" style:family="graphic" style:parent-style-name="objectwithoutfill">
      <style:graphic-properties svg:stroke-color="#000000" draw:marker-end="Short_20_line_20_Arrow" draw:marker-end-width="0.508cm"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color="#000000" draw:marker-end="Triangle_20_unfilled" draw:marker-end-width="0.508cm" draw:fill="none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508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6.1cm" fo:min-width="6.866cm"/>
    </style:style>
    <style:style style:name="gr9" style:family="graphic" style:parent-style-name="standard">
      <style:graphic-properties draw:textarea-horizontal-align="justify" draw:textarea-vertical-align="middle" draw:auto-grow-height="false" fo:min-height="7.116cm" fo:min-width="8.644cm"/>
    </style:style>
    <style:style style:name="gr10" style:family="graphic" style:parent-style-name="standard">
      <style:graphic-properties draw:textarea-horizontal-align="justify" draw:textarea-vertical-align="middle" draw:auto-grow-height="false" fo:min-height="3.941cm" fo:min-width="5.8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3.048cm" svg:x="2.524cm" svg:y="3.667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3.175cm" svg:x="9.128cm" svg:y="3.794cm">
          <text:p text:style-name="P1">Target</text:p>
          <text:p text:style-name="P1"/>
          <text:p text:style-name="P1">operation()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477cm" svg:height="5.334cm" svg:x="8.62cm" svg:y="10.906cm">
          <text:p text:style-name="P1">Adapter</text:p>
          <text:p text:style-name="P1"/>
          <text:p text:style-name="P1">operation()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4.461cm" svg:height="3.683cm" svg:x="15.732cm" svg:y="3.54cm">
          <text:p text:style-name="P1">Adaptee</text:p>
          <text:p text:style-name="P1"/>
          <text:p text:style-name="P1">Specific</text:p>
          <text:p text:style-name="P1">Operation()</text:p>
          <text:p text:style-name="P1"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207cm" svg:y1="5.191cm" svg:x2="9.001cm" svg:y2="5.191cm">
          <text:p/>
        </draw:line>
        <draw:line draw:style-name="gr6" draw:text-style-name="P2" draw:layer="layout" svg:x1="11.795cm" svg:y1="10.652cm" svg:x2="11.795cm" svg:y2="7.096cm">
          <text:p/>
        </draw:line>
        <draw:connector draw:style-name="gr7" draw:text-style-name="P2" draw:layer="layout" svg:x1="15.097cm" svg:y1="13.573cm" svg:x2="17.962cm" svg:y2="7.223cm" draw:start-shape="id1" draw:start-glue-point="1" draw:end-shape="id2" draw:end-glue-point="2" svg:d="M15097 13573h2865v-6350" svg:viewBox="0 0 2866 6351">
          <text:p/>
        </draw:connector>
      </draw:page>
      <draw:page draw:name="page2" draw:style-name="dp1" draw:master-page-name="Default">
        <draw:custom-shape draw:style-name="gr8" draw:text-style-name="P1" xml:id="id7" draw:id="id7" draw:layer="layout" svg:width="7.366cm" svg:height="6.35cm" svg:x="1.127cm" svg:y="1.127cm">
          <text:p text:style-name="P1">Interface</text:p>
          <text:p text:style-name="P1"/>
          <text:p text:style-name="P1">Specification</text:p>
          <text:p text:style-name="P1"/>
          <text:p text:style-name="P1">And()</text:p>
          <text:p text:style-name="P1">IsSatisfiedBy()</text:p>
          <text:p text:style-name="P1">Not()</text:p>
          <text:p text:style-name="P1">Or()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9.144cm" svg:height="7.366cm" svg:x="7.477cm" svg:y="8.62cm">
          <text:p text:style-name="P1">CompositeSpecification</text:p>
          <text:p text:style-name="P1"/>
          <text:p text:style-name="P1">And()</text:p>
          <text:p text:style-name="P1">IsSatisfiedBy()</text:p>
          <text:p text:style-name="P1">Not()</text:p>
          <text:p text:style-name="P1">Or()</text:p>
          <draw:enhanced-geometry svg:viewBox="0 0 21600 21600" draw:type="rectangle" draw:enhanced-path="M 0 0 L 21600 0 21600 21600 0 21600 0 0 Z N"/>
        </draw:custom-shape>
        <draw:custom-shape draw:style-name="gr10" draw:text-style-name="P1" xml:id="id3" draw:id="id3" draw:layer="layout" svg:width="6.35cm" svg:height="4.191cm" svg:x="1.381cm" svg:y="18.653cm">
          <text:p text:style-name="P1">AndSpecification</text:p>
          <text:p text:style-name="P1"/>
          <text:p text:style-name="P1">AndSpecification()</text:p>
          <text:p text:style-name="P1">IsSatisfiedBy()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6.35cm" svg:height="4.191cm" svg:x="14.843cm" svg:y="18.653cm">
          <text:p text:style-name="P1">NotSpecification</text:p>
          <text:p text:style-name="P1"/>
          <text:p text:style-name="P1">NotSpecification()</text:p>
          <text:p text:style-name="P1">IsSatisfiedBy()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6.35cm" svg:height="4.191cm" svg:x="8.239cm" svg:y="18.653cm">
          <text:p text:style-name="P1">OrSpecification</text:p>
          <text:p text:style-name="P1"/>
          <text:p text:style-name="P1">OrSpecification()</text:p>
          <text:p text:style-name="P1">IsSatisfiedBy()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4.556cm" svg:y1="18.653cm" svg:x2="7.477cm" svg:y2="12.303cm" draw:start-shape="id3" draw:start-glue-point="0" draw:end-shape="id4" draw:end-glue-point="3" svg:d="M4556 18653v-6350h2921" svg:viewBox="0 0 2922 6351">
          <text:p/>
        </draw:connector>
        <draw:connector draw:style-name="gr7" draw:text-style-name="P2" draw:layer="layout" svg:x1="18.018cm" svg:y1="18.653cm" svg:x2="16.621cm" svg:y2="12.303cm" draw:start-shape="id5" draw:start-glue-point="0" draw:end-shape="id4" draw:end-glue-point="1" svg:d="M18018 18653v-6350h-1397" svg:viewBox="0 0 1398 6351">
          <text:p/>
        </draw:connector>
        <draw:connector draw:style-name="gr7" draw:text-style-name="P2" draw:layer="layout" svg:x1="11.414cm" svg:y1="18.653cm" svg:x2="12.049cm" svg:y2="15.986cm" draw:start-shape="id6" draw:start-glue-point="0" draw:end-shape="id4" svg:d="M11414 18653v-1334h635v-1333" svg:viewBox="0 0 636 2668">
          <text:p/>
        </draw:connector>
        <draw:connector draw:style-name="gr6" draw:text-style-name="P2" draw:layer="layout" svg:x1="12.049cm" svg:y1="8.62cm" svg:x2="8.493cm" svg:y2="4.302cm" draw:start-shape="id4" draw:start-glue-point="0" draw:end-shape="id7" draw:end-glue-point="1" svg:d="M12049 8620v-4318h-3556" svg:viewBox="0 0 3557 4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09:38.190921552</meta:creation-date>
    <dc:date>2017-11-13T17:28:24.081535752</dc:date>
    <meta:editing-duration>PT7M15S</meta:editing-duration>
    <meta:editing-cycles>1</meta:editing-cycles>
    <meta:document-statistic meta:object-count="16"/>
    <meta:generator>LibreOffice/5.4.2.2.0$Linux_X86_64 LibreOffice_project/40m0$Build-2</meta:generator>
  </office:meta>
</office:document-meta>
</file>